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3.9688in" style:rel-column-width="5714*"/>
    </style:style>
    <style:style style:name="Table1.B" style:family="table-column">
      <style:table-column-properties style:column-width="2.9576in" style:rel-column-width="4259*"/>
    </style:style>
    <style:style style:name="Table1.A1" style:family="table-cell" style:data-style-name="N5100">
      <style:table-cell-properties fo:background-color="#e6e6ff" fo:padding="0in" fo:border="none">
        <style:background-image/>
      </style:table-cell-properties>
    </style:style>
    <style:style style:name="Table1.B1" style:family="table-cell" style:data-style-name="N5100">
      <style:table-cell-properties fo:background-color="#e6e6ff" fo:padding="0in" fo:border-left="0.0007in solid #800000" fo:border-right="none" fo:border-top="none" fo:border-bottom="none">
        <style:background-image/>
      </style:table-cell-properties>
    </style:style>
    <style:style style:name="Table1.A2" style:family="table-cell" style:data-style-name="N5100">
      <style:table-cell-properties fo:background-color="#e6e6ff" fo:padding="0in" fo:border-left="none" fo:border-right="none" fo:border-top="0.0007in solid #800000" fo:border-bottom="none">
        <style:background-image/>
      </style:table-cell-properties>
    </style:style>
    <style:style style:name="Table1.B2" style:family="table-cell">
      <style:table-cell-properties fo:background-color="#ffffff" fo:padding="0in" fo:border-left="0.0007in solid #800000" fo:border-right="none" fo:border-top="0.0007in solid #800000" fo:border-bottom="none">
        <style:background-image/>
      </style:table-cell-properties>
    </style:style>
    <style:style style:name="Table1.B3" style:family="table-cell" style:data-style-name="N5000">
      <style:table-cell-properties fo:background-color="#ffffff" fo:padding="0in" fo:border-left="0.0007in solid #800000" fo:border-right="none" fo:border-top="none" fo:border-bottom="none">
        <style:background-image/>
      </style:table-cell-properties>
    </style:style>
    <style:style style:name="Table1.B12" style:family="table-cell">
      <style:table-cell-properties fo:background-color="#ffffff" fo:padding="0in" fo:border-left="0.0007in solid #800000" fo:border-right="none" fo:border-top="none" fo:border-bottom="none">
        <style:background-image/>
      </style:table-cell-properties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2"/>
    <style:style style:name="P10" style:family="paragraph" style:parent-style-name="Text_20_body" style:list-style-name="L2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3"/>
    <style:style style:name="P14" style:family="paragraph" style:parent-style-name="Text_20_body">
      <style:paragraph-properties fo:margin-top="0in" fo:margin-bottom="0in"/>
    </style:style>
    <style:style style:name="P1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urpose</text:h>
      <text:p text:style-name="Text_20_body">The purpose of this project is to enhance a standard Mediawiki release with 'business grade' functionality:</text:p>
      <text:list text:style-name="L1">
        <text:list-item>
          <text:p text:style-name="P4">Enhanced security</text:p>
        </text:list-item>
        <text:list-item>
          <text:p text:style-name="P4">Enhanced manageability</text:p>
        </text:list-item>
        <text:list-item>
          <text:p text:style-name="P4">Enhanced accounting</text:p>
          <text:p text:style-name="P4"/>
        </text:list-item>
      </text:list>
      <text:h text:style-name="Heading_20_1" text:outline-level="1">Goals</text:h>
      <text:list text:style-name="L2">
        <text:list-item>
          <text:p text:style-name="P8">Enhance a Mediawiki installation with fine-grained permissions</text:p>
        </text:list-item>
        <text:list-item>
          <text:p text:style-name="P8">Enhance remote management capabilities</text:p>
        </text:list-item>
        <text:list-item>
          <text:p text:style-name="P8">Implement a simple to operate replication system</text:p>
        </text:list-item>
        <text:list-item>
          <text:p text:style-name="P8">Enhance logging capabilities</text:p>
        </text:list-item>
      </text:list>
      <text:p text:style-name="Text_20_body"/>
      <text:h text:style-name="Heading_20_1" text:outline-level="1">What missing from Mediawiki?</text:h>
      <text:p text:style-name="Text_20_body">Mediawiki is not designed with business level requirements in mind.</text:p>
      <text:list text:style-name="L3">
        <text:list-item>
          <text:p text:style-name="P12">Its permission functionality isn't fine-grained enough (e,g, not name-space-level)</text:p>
        </text:list-item>
        <text:list-item>
          <text:p text:style-name="P12">Out-of-box permissions allocated to the different user groups are not appropriate for business-grade operations (e.g. Everything is opened for 'read' access)</text:p>
        </text:list-item>
      </text:list>
      <text:p text:style-name="Text_20_body"/>
      <text:p text:style-name="Text_20_body"/>
      <text:h text:style-name="Heading_20_2" text:outline-level="2" text:is-list-header="true"/>
      <text:h text:style-name="P1" text:outline-level="2" text:is-list-header="true">Special page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float" office:value="0">
            <text:p text:style-name="P65">Special Page</text:p>
          </table:table-cell>
          <table:table-cell table:style-name="Table1.B1" office:value-type="float" office:value="0">
            <text:p text:style-name="P65">Notes</text:p>
          </table:table-cell>
        </table:table-row>
        <table:table-row>
          <table:table-cell table:style-name="Table1.A2" office:value-type="float" office:value="0">
            <text:list text:style-name="L4">
              <text:list-item>
                <text:p text:style-name="P15"><text:a xlink:type="simple" xlink:href="http://rent-easy.com/action/view/Special:Allpages"><text:span text:style-name="T1">All pages</text:span></text:a><text:span text:style-name="T1"> </text:span></text:p>
              </text:list-item>
            </text:list>
          </table:table-cell>
          <table:table-cell table:style-name="Table1.B2" office:value-type="string">
            <text:p text:style-name="P66">Requires namespace level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Fewestrevisions"><text:span text:style-name="T1">Articles with the fewest revisions</text:span></text:a><text:span text:style-name="T1"> </text:span></text:p>
              </text:list-item>
            </text:list>
          </table:table-cell>
          <table:table-cell table:style-name="Table1.B3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ostcategories"><text:span text:style-name="T1">Articles with the most categories</text:span></text:a><text:span text:style-name="T1"> </text:span></text:p>
              </text:list-item>
            </text:list>
          </table:table-cell>
          <table:table-cell table:style-name="Table1.B3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ostrevisions"><text:span text:style-name="T1">Articles with the most revisions</text:span></text:a><text:span text:style-name="T1"> </text:span></text:p>
              </text:list-item>
            </text:list>
          </table:table-cell>
          <table:table-cell table:style-name="Table1.B3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Booksources"><text:span text:style-name="T1">Book sources</text:span></text:a><text:span text:style-name="T1"> </text:span></text:p>
              </text:list-item>
            </text:list>
          </table:table-cell>
          <table:table-cell table:style-name="Table1.B3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BrokenRedirects"><text:span text:style-name="T1">Broken redirects</text:span></text:a><text:span text:style-name="T1"> </text:span></text:p>
              </text:list-item>
            </text:list>
          </table:table-cell>
          <table:table-cell table:style-name="Table1.B3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Categories"><text:span text:style-name="T1">Categories</text:span></text:a><text:span text:style-name="T1"> </text:span></text:p>
              </text:list-item>
            </text:list>
          </table:table-cell>
          <table:table-cell table:style-name="Table1.B3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Deadendpages"><text:span text:style-name="T1">Dead-end pages</text:span></text:a><text:span text:style-name="T1"> </text:span></text:p>
              </text:list-item>
            </text:list>
          </table:table-cell>
          <table:table-cell table:style-name="Table1.B3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Disambiguations"><text:span text:style-name="T1">Disambiguation pages</text:span></text:a><text:span text:style-name="T1"> </text:span></text:p>
              </text:list-item>
            </text:list>
          </table:table-cell>
          <table:table-cell table:style-name="Table1.B3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DoubleRedirects"><text:span text:style-name="T1">Double redirects</text:span></text:a><text:span text:style-name="T1"> </text:span></text:p>
              </text:list-item>
            </text:list>
          </table:table-cell>
          <table:table-cell table:style-name="Table1.B3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Export"><text:span text:style-name="T1">Export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66">Requires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Imagelist"><text:span text:style-name="T1">File list</text:span></text:a><text:span text:style-name="T1"> </text:span></text:p>
              </text:list-item>
            </text:list>
          </table:table-cell>
          <table:table-cell table:style-name="Table1.B3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Newimages"><text:span text:style-name="T1">Gallery of new files</text:span></text:a><text:span text:style-name="T1"> </text:span></text:p>
              </text:list-item>
            </text:list>
          </table:table-cell>
          <table:table-cell table:style-name="Table1.B3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Ipblocklist"><text:span text:style-name="T1">List of blocked IP addresses and usernam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66">Requires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Listredirects"><text:span text:style-name="T1">List redirect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66">Requires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serlogin"><text:span text:style-name="T1">Log in / create account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66">Requires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Log"><text:span text:style-name="T1">Log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66">Requires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Longpages"><text:span text:style-name="T1">Long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66">Only looks in NS_MAIN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IMEsearch"><text:span text:style-name="T1">MIME search</text:span></text:a><text:span text:style-name="T1"> </text:span></text:p>
              </text:list-item>
            </text:list>
          </table:table-cell>
          <table:table-cell table:style-name="Table1.B3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ostlinkedcategories"><text:span text:style-name="T1">Most linked to categories</text:span></text:a><text:span text:style-name="T1"> </text:span></text:p>
              </text:list-item>
            </text:list>
          </table:table-cell>
          <table:table-cell table:style-name="Table1.B3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ostimages"><text:span text:style-name="T1">Most linked to images</text:span></text:a><text:span text:style-name="T1"> </text:span></text:p>
              </text:list-item>
            </text:list>
          </table:table-cell>
          <table:table-cell table:style-name="Table1.B3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ostlinked"><text:span text:style-name="T1">Most linked to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66">Requires namespace level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Watchlist"><text:span text:style-name="T1">My watchlist</text:span></text:a><text:span text:style-name="T1"> </text:span></text:p>
              </text:list-item>
            </text:list>
          </table:table-cell>
          <table:table-cell table:style-name="Table1.B3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Newpages"><text:span text:style-name="T1">New pages</text:span></text:a><text:span text:style-name="T1"> </text:span></text:p>
              </text:list-item>
            </text:list>
          </table:table-cell>
          <table:table-cell table:style-name="Table1.B3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Ancientpages"><text:span text:style-name="T1">Oldest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66">Only looks in NS_MAIN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Lonelypages"><text:span text:style-name="T1">Orphaned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66">Only looks in NS_MAIN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Withoutinterwiki"><text:span text:style-name="T1">Pages without language link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66">Only looks in NS_MAIN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Popularpages"><text:span text:style-name="T1">Popular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66">Requires namespace level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Preferences"><text:span text:style-name="T1">Preferences</text:span></text:a><text:span text:style-name="T1"> </text:span></text:p>
              </text:list-item>
            </text:list>
          </table:table-cell>
          <table:table-cell table:style-name="Table1.B3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Prefixindex"><text:span text:style-name="T1">Prefix index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Protectedpages"><text:span text:style-name="T1">Protected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66">Requires namespace level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Random"><text:span text:style-name="T1">Random page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66">Requires namespace level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Randomredirect"><text:span text:style-name="T1">Random redirect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66">Requires namespace level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Recentchanges"><text:span text:style-name="T1">Recent chan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66">Requires namespace level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Search"><text:span text:style-name="T1">Search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66">Requires namespace level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Shortpages"><text:span text:style-name="T1">Short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66">Only looks in NS_MAIN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Statistics"><text:span text:style-name="T1">Statistic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66">Requires namespace level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Allmessages"><text:span text:style-name="T1">System mess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66">Write protected through 'editinterface' right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categorizedcategories"><text:span text:style-name="T1">Uncategorized categories</text:span></text:a><text:span text:style-name="T1"> </text:span></text:p>
              </text:list-item>
            </text:list>
          </table:table-cell>
          <table:table-cell table:style-name="Table1.B3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categorizedimages"><text:span text:style-name="T1">Uncategorized images</text:span></text:a><text:span text:style-name="T1"> </text:span></text:p>
              </text:list-item>
            </text:list>
          </table:table-cell>
          <table:table-cell table:style-name="Table1.B3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categorizedpages"><text:span text:style-name="T1">Uncategorized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66">Only looks in NS_MAIN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usedcategories"><text:span text:style-name="T1">Unused categories</text:span></text:a><text:span text:style-name="T1"> </text:span></text:p>
              </text:list-item>
            </text:list>
          </table:table-cell>
          <table:table-cell table:style-name="Table1.B3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usedimages"><text:span text:style-name="T1">Unused files</text:span></text:a><text:span text:style-name="T1"> </text:span></text:p>
              </text:list-item>
            </text:list>
          </table:table-cell>
          <table:table-cell table:style-name="Table1.B3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usedtemplates"><text:span text:style-name="T1">Unused templates</text:span></text:a><text:span text:style-name="T1"> </text:span></text:p>
              </text:list-item>
            </text:list>
          </table:table-cell>
          <table:table-cell table:style-name="Table1.B3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pload"><text:span text:style-name="T1">Upload file</text:span></text:a><text:span text:style-name="T1"> </text:span></text:p>
              </text:list-item>
            </text:list>
          </table:table-cell>
          <table:table-cell table:style-name="Table1.B3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Contributions"><text:span text:style-name="T1">User contributions</text:span></text:a><text:span text:style-name="T1"> </text:span></text:p>
              </text:list-item>
            </text:list>
          </table:table-cell>
          <table:table-cell table:style-name="Table1.B3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Listusers"><text:span text:style-name="T1">User list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66">Requires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Version"><text:span text:style-name="T1">Version</text:span></text:a><text:span text:style-name="T1"> </text:span></text:p>
              </text:list-item>
            </text:list>
          </table:table-cell>
          <table:table-cell table:style-name="Table1.B3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Wantedcategories"><text:span text:style-name="T1">Wanted categories</text:span></text:a><text:span text:style-name="T1"> </text:span></text:p>
              </text:list-item>
            </text:list>
          </table:table-cell>
          <table:table-cell table:style-name="Table1.B3">
            <text:p text:style-name="P66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Wantedpages"><text:span text:style-name="T1">Wanted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66">Requires namespace level policing.</text:p>
          </table:table-cell>
        </table:table-row>
      </table:table>
      <text:p text:style-name="P2"><text:a xlink:type="simple" xlink:href="http://rent-easy.com/action/view/Special:Allpages"/></text:p>
      <text:p text:style-name="P2"/>
      <text:p text:style-name="P2">Special:Undelete --&gt; enhanced with 'undelete' right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8$Build-9161</meta:generator>
    <meta:creation-date>2007-06-04T12:46:34</meta:creation-date>
    <dc:date>2007-06-05T11:17:18</dc:date>
    <dc:language>en-US</dc:language>
    <meta:editing-cycles>52</meta:editing-cycles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91" meta:word-count="316" meta:character-count="2237"/>
  </office:meta>
</office:document-meta>
</file>